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 style:list-style-name="L1">
      <style:text-properties officeooo:rsid="001cf2dc" officeooo:paragraph-rsid="001cf2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30321184084686492" text:style-name="L1">
        <text:list-item>
          <text:p text:style-name="P1">Einleitung</text:p>
          <text:list>
            <text:list-item>
              <text:p text:style-name="P1">Motivation, Ziel der Arbeit, Aufbau der Arbeit</text:p>
            </text:list-item>
          </text:list>
        </text:list-item>
        <text:list-item>
          <text:p text:style-name="P1">Theoretische Grundlagen</text:p>
          <text:list>
            <text:list-item>
              <text:p text:style-name="P1">Erklärung/Definition von wichtigen Begriffen: Workflow, Tasks/Activities, Rollenmodell, Schutzziele, Constraints</text:p>
            </text:list-item>
          </text:list>
        </text:list-item>
        <text:list-item>
          <text:p text:style-name="P1">Verwandte Arbeit</text:p>
          <text:list>
            <text:list-item>
              <text:p text:style-name="P1">…</text:p>
            </text:list-item>
          </text:list>
        </text:list-item>
        <text:list-item>
          <text:p text:style-name="P1">Theorie</text:p>
          <text:list>
            <text:list-item>
              <text:p text:style-name="P1">Ein praktisches Beispiel mit Einschränkungen</text:p>
            </text:list-item>
            <text:list-item>
              <text:p text:style-name="P1">Arten von Constraints</text:p>
            </text:list-item>
            <text:list-item>
              <text:p text:style-name="P1">Vorüberlegungen zur Grammatik</text:p>
            </text:list-item>
            <text:list-item>
              <text:p text:style-name="P1">Definition Grammatik: Im Backus Naur Format??</text:p>
            </text:list-item>
            <text:list-item>
              <text:p text:style-name="P1">Zum praktischen Beispiel zeigen, wie man die Constraints konkret definieren würde</text:p>
            </text:list-item>
          </text:list>
        </text:list-item>
        <text:list-item>
          <text:p text:style-name="P1">Praxis</text:p>
          <text:list>
            <text:list-item>
              <text:p text:style-name="P1">Aufbau des Programms</text:p>
            </text:list-item>
            <text:list-item>
              <text:p text:style-name="P1">Erklärung zu den einzelnen Komponenten</text:p>
            </text:list-item>
            <text:list-item>
              <text:p text:style-name="P1">Algorithmus des Modelcheckers</text:p>
            </text:list-item>
          </text:list>
        </text:list-item>
        <text:list-item>
          <text:p text:style-name="P1">Auswertung</text:p>
          <text:list>
            <text:list-item>
              <text:p text:style-name="P1">Ein paar Logs erstellen und Output vom Modelchecker zeigen</text:p>
            </text:list-item>
            <text:list-item>
              <text:p text:style-name="P1">Erklärung zu Besonderheiten (zB wie man damit umgeht, dass Logs auch unvollständig sein können)</text:p>
            </text:list-item>
          </text:list>
        </text:list-item>
        <text:list-item>
          <text:p text:style-name="P1">Aussicht</text:p>
        </text:list-item>
        <text:list-item>
          <text:p text:style-name="P1">Anhänge:</text:p>
          <text:list>
            <text:list-item>
              <text:p text:style-name="P1">Wie wird das Programm gestartet? Systemvoraussetzungen,...</text:p>
            </text:list-item>
            <text:list-item>
              <text:p text:style-name="P1">Argumente und Konfiguration</text:p>
            </text:list-item>
            <text:list-item>
              <text:p text:style-name="P1">Weitere Beispiele für die Grammatik</text:p>
            </text:list-item>
          </text:list>
        </text:list-item>
        <text:list-item>
          <text:p text:style-name="P1">Quellenverzeichn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1T10:23:51.819392768</dc:date>
    <meta:document-statistic meta:table-count="0" meta:image-count="0" meta:object-count="0" meta:page-count="1" meta:paragraph-count="25" meta:word-count="129" meta:character-count="870" meta:non-whitespace-character-count="791"/>
    <meta:generator>LibreOffice/4.2.8.2$Linux_X86_64 LibreOffice_project/420m0$Build-2</meta:generator>
  </office:meta>
</office:document-meta>
</file>